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MathJax_Typewriter" svg:font-family="MathJax_Typewriter" style:font-family-generic="moder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5.1875in" table:align="margins"/>
    </style:style>
    <style:style style:name="Tabulka1.A" style:family="table-column">
      <style:table-column-properties style:column-width="2.459in" style:rel-column-width="2521*"/>
    </style:style>
    <style:style style:name="Tabulka1.B" style:family="table-column">
      <style:table-column-properties style:column-width="2.7285in" style:rel-column-width="2797*"/>
    </style:style>
    <style:style style:name="Tabulka1.A1" style:family="table-cell">
      <style:table-cell-properties fo:padding="0.0382in" fo:border="0.05pt solid #000000"/>
    </style:style>
    <style:style style:name="Tabulka1.A2" style:family="table-cell">
      <style:table-cell-properties fo:padding="0.0382in" fo:border-left="0.05pt solid #000000" fo:border-right="none" fo:border-top="none" fo:border-bottom="0.05pt solid #000000"/>
    </style:style>
    <style:style style:name="Tabulka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Bitstream Vera Sans Mono"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Bitstream Vera Sans Mono" fo:font-size="11pt" style:font-size-asian="11pt" style:font-size-complex="11pt"/>
    </style:style>
    <style:style style:name="P3" style:family="paragraph" style:parent-style-name="Standard">
      <style:text-properties style:font-name="Bitstream Vera Sans Mono" fo:font-size="11pt" officeooo:paragraph-rsid="0015edf3" style:font-size-asian="11pt" style:font-size-complex="11pt"/>
    </style:style>
    <style:style style:name="P4" style:family="paragraph" style:parent-style-name="Standard">
      <style:text-properties style:font-name="Bitstream Vera Sans Mono" fo:font-size="11pt" officeooo:paragraph-rsid="00175dde" style:font-size-asian="11pt" style:font-size-complex="11pt"/>
    </style:style>
    <style:style style:name="P5" style:family="paragraph" style:parent-style-name="Standard">
      <style:text-properties style:font-name="Bitstream Vera Sans Mono" fo:font-size="11pt" officeooo:paragraph-rsid="0032e4d0" style:font-size-asian="11pt" style:font-size-complex="11pt"/>
    </style:style>
    <style:style style:name="P6" style:family="paragraph" style:parent-style-name="Standard">
      <style:paragraph-properties fo:text-align="center" style:justify-single-word="false"/>
      <style:text-properties style:font-name="Bitstream Vera Sans Mono" fo:font-size="16pt" officeooo:rsid="00137ca8" officeooo:paragraph-rsid="00137ca8" style:font-size-asian="14pt" style:font-size-complex="16pt"/>
    </style:style>
    <style:style style:name="P7" style:family="paragraph" style:parent-style-name="Standard">
      <style:paragraph-properties fo:text-align="end" style:justify-single-word="false"/>
      <style:text-properties style:font-name="Bitstream Vera Sans Mono" fo:font-size="16pt" officeooo:rsid="00137ca8" officeooo:paragraph-rsid="00137ca8" style:font-size-asian="14pt" style:font-size-complex="16pt"/>
    </style:style>
    <style:style style:name="P8" style:family="paragraph" style:parent-style-name="Standard">
      <style:paragraph-properties fo:text-align="center" style:justify-single-word="false"/>
      <style:text-properties style:font-name="Bitstream Vera Sans Mono" fo:font-size="24pt" officeooo:rsid="00137ca8" officeooo:paragraph-rsid="00137ca8" style:font-size-asian="24pt" style:font-size-complex="24pt"/>
    </style:style>
    <style:style style:name="P9" style:family="paragraph" style:parent-style-name="Standard">
      <style:paragraph-properties fo:text-align="center" style:justify-single-word="false"/>
      <style:text-properties style:font-name="Bitstream Vera Sans Mono" fo:font-size="18pt" officeooo:rsid="00194d03" officeooo:paragraph-rsid="00194d03" style:font-size-asian="15.75pt" style:font-size-complex="18pt"/>
    </style:style>
    <style:style style:name="P10" style:family="paragraph" style:parent-style-name="Comment">
      <style:text-properties fo:color="#158466" officeooo:paragraph-rsid="0032e4d0"/>
    </style:style>
    <style:style style:name="P11" style:family="paragraph" style:parent-style-name="Standard">
      <style:text-properties style:font-name="Bitstream Vera Sans Mono" fo:font-size="13pt" officeooo:paragraph-rsid="003d88cc" style:font-size-asian="13pt" style:font-size-complex="13pt"/>
    </style:style>
    <style:style style:name="P12" style:family="paragraph" style:parent-style-name="Standard">
      <style:text-properties style:font-name="Bitstream Vera Sans Mono" fo:font-size="13pt" officeooo:paragraph-rsid="0025d7d0" style:font-size-asian="13pt" style:font-size-complex="13pt"/>
    </style:style>
    <style:style style:name="P13" style:family="paragraph" style:parent-style-name="Standard">
      <style:text-properties style:font-name="Bitstream Vera Sans Mono" fo:font-size="11pt" officeooo:rsid="0035fa01" officeooo:paragraph-rsid="0039327d" style:font-size-asian="11pt" style:font-size-complex="11pt"/>
    </style:style>
    <style:style style:name="P14" style:family="paragraph" style:parent-style-name="Standard">
      <style:text-properties style:font-name="Bitstream Vera Sans Mono" fo:font-size="11pt" officeooo:rsid="0035fa01" officeooo:paragraph-rsid="0039413d" style:font-size-asian="11pt" style:font-size-complex="11pt"/>
    </style:style>
    <style:style style:name="P15" style:family="paragraph" style:parent-style-name="Standard">
      <style:paragraph-properties fo:text-align="center" style:justify-single-word="false"/>
      <style:text-properties style:font-name="Bitstream Vera Sans Mono" fo:font-size="11pt" style:font-size-asian="11pt" style:font-size-complex="11pt"/>
    </style:style>
    <style:style style:name="P16" style:family="paragraph" style:parent-style-name="Standard">
      <style:text-properties style:font-name="Bitstream Vera Sans Mono" fo:font-size="11pt" officeooo:paragraph-rsid="0032e4d0" style:font-size-asian="11pt" style:font-size-complex="11pt"/>
    </style:style>
    <style:style style:name="P17" style:family="paragraph" style:parent-style-name="Standard">
      <style:text-properties style:font-name="Bitstream Vera Sans Mono" fo:font-size="11pt" officeooo:paragraph-rsid="0039327d" style:font-size-asian="11pt" style:font-size-complex="11pt"/>
    </style:style>
    <style:style style:name="P18" style:family="paragraph" style:parent-style-name="Standard">
      <style:text-properties style:font-name="Bitstream Vera Sans Mono" fo:font-size="11pt" officeooo:paragraph-rsid="003d88cc" style:font-size-asian="11pt" style:font-size-complex="11pt"/>
    </style:style>
    <style:style style:name="P19" style:family="paragraph" style:parent-style-name="Standard">
      <style:text-properties style:font-name="Bitstream Vera Sans Mono" fo:font-size="11pt" officeooo:rsid="003d88cc" officeooo:paragraph-rsid="003d88cc" style:font-size-asian="11pt" style:font-size-complex="11pt"/>
    </style:style>
    <style:style style:name="P20" style:family="paragraph" style:parent-style-name="Standard">
      <style:paragraph-properties fo:text-align="center" style:justify-single-word="false">
        <style:tab-stops>
          <style:tab-stop style:position="3.0055in" style:type="char" style:char=","/>
        </style:tab-stops>
      </style:paragraph-properties>
      <style:text-properties style:font-name="Bitstream Vera Sans Mono" fo:font-size="16pt" officeooo:rsid="00137ca8" officeooo:paragraph-rsid="00137ca8" style:font-size-asian="14pt" style:font-size-complex="16pt"/>
    </style:style>
    <style:style style:name="P21" style:family="paragraph" style:parent-style-name="Standard">
      <style:paragraph-properties fo:text-align="end" style:justify-single-word="false"/>
      <style:text-properties style:font-name="Bitstream Vera Sans Mono" fo:font-size="16pt" officeooo:rsid="00137ca8" officeooo:paragraph-rsid="003d88cc" style:font-size-asian="14pt" style:font-size-complex="16pt"/>
    </style:style>
    <style:style style:name="P22" style:family="paragraph" style:parent-style-name="Standard">
      <style:text-properties style:font-name="Bitstream Vera Sans Mono" fo:font-size="12pt" officeooo:rsid="0023c210" officeooo:paragraph-rsid="0032e4d0" style:font-size-asian="10.5pt" style:font-size-complex="12pt"/>
    </style:style>
    <style:style style:name="P23" style:family="paragraph" style:parent-style-name="Standard">
      <style:text-properties style:font-name="Bitstream Vera Sans Mono" fo:font-size="12pt" officeooo:paragraph-rsid="0039327d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officeooo:rsid="0035fa01" officeooo:paragraph-rsid="0039327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5" style:family="paragraph" style:parent-style-name="Standard">
      <style:text-properties style:font-name="Bitstream Vera Sans Mono" fo:font-size="10pt" officeooo:paragraph-rsid="003d88cc" style:font-size-asian="10pt" style:font-size-complex="10pt"/>
    </style:style>
    <style:style style:name="P26" style:family="paragraph" style:parent-style-name="Standard">
      <style:text-properties style:font-name="Bitstream Vera Sans Mono" fo:font-size="11pt" style:font-size-asian="11pt" style:font-size-complex="11pt"/>
    </style:style>
    <style:style style:name="P27" style:family="paragraph" style:parent-style-name="Standard">
      <style:text-properties style:font-name="Bitstream Vera Sans Mono" fo:font-size="11pt" officeooo:paragraph-rsid="003d88cc" style:font-size-asian="11pt" style:font-size-complex="11pt"/>
    </style:style>
    <style:style style:name="P28" style:family="paragraph" style:parent-style-name="Standard">
      <style:paragraph-properties>
        <style:tab-stops>
          <style:tab-stop style:position="3.7937in" style:type="char" style:char=","/>
        </style:tab-stops>
      </style:paragraph-properties>
      <style:text-properties style:font-name="Bitstream Vera Sans Mono" fo:font-size="12pt" officeooo:paragraph-rsid="0039327d" style:font-size-asian="12pt" style:font-size-complex="12pt"/>
    </style:style>
    <style:style style:name="P29" style:family="paragraph" style:parent-style-name="Standard">
      <style:text-properties style:font-name="Bitstream Vera Sans Mono" fo:font-size="12pt" officeooo:paragraph-rsid="0032e4d0" style:font-size-asian="12pt" style:font-size-complex="12pt"/>
    </style:style>
    <style:style style:name="P30" style:family="paragraph" style:parent-style-name="Standard">
      <style:text-properties officeooo:paragraph-rsid="003d88cc"/>
    </style:style>
    <style:style style:name="P31" style:family="paragraph" style:parent-style-name="Standard" style:master-page-name="">
      <loext:graphic-properties draw:fill="none"/>
      <style:paragraph-properties fo:margin-left="0in" fo:margin-right="0in" fo:text-align="center" style:justify-single-word="false" fo:text-indent="0in" style:auto-text-indent="false" style:page-number="auto" fo:background-color="transparent"/>
      <style:text-properties style:font-name="Bitstream Vera Sans Mono" fo:font-size="12pt" officeooo:rsid="0023c210" officeooo:paragraph-rsid="003732bb" style:font-size-asian="10.5pt" style:font-size-complex="12pt"/>
    </style:style>
    <style:style style:name="P32" style:family="paragraph" style:parent-style-name="Standard">
      <style:paragraph-properties fo:break-before="page"/>
      <style:text-properties style:font-name="Bitstream Vera Sans Mono" fo:font-size="11pt" officeooo:paragraph-rsid="0032e4d0" style:font-size-asian="11pt" style:font-size-complex="11pt"/>
    </style:style>
    <style:style style:name="P33" style:family="paragraph" style:parent-style-name="Standard">
      <style:paragraph-properties fo:break-before="page"/>
      <style:text-properties style:font-name="Bitstream Vera Sans Mono" fo:font-size="11pt" officeooo:paragraph-rsid="0039327d" style:font-size-asian="11pt" style:font-size-complex="11pt"/>
    </style:style>
    <style:style style:name="P34" style:family="paragraph" style:parent-style-name="Standard">
      <style:paragraph-properties fo:break-before="page"/>
      <style:text-properties style:font-name="Bitstream Vera Sans Mono" fo:font-size="11pt" officeooo:paragraph-rsid="003d88cc" style:font-size-asian="11pt" style:font-size-complex="11pt"/>
    </style:style>
    <style:style style:name="P35" style:family="paragraph" style:parent-style-name="Standard" style:master-page-name="">
      <style:paragraph-properties style:page-number="auto"/>
      <style:text-properties style:font-name="Bitstream Vera Sans Mono" fo:font-size="11pt" officeooo:rsid="0035fa01" officeooo:paragraph-rsid="0039327d" style:font-size-asian="11pt" style:font-size-complex="11pt"/>
    </style:style>
    <style:style style:name="P36" style:family="paragraph" style:parent-style-name="Text_20_body">
      <style:text-properties style:font-name="Bitstream Vera Sans Mono" fo:font-size="12pt" style:font-size-asian="12pt" style:font-size-complex="12pt"/>
    </style:style>
    <style:style style:name="P37" style:family="paragraph" style:parent-style-name="Comment">
      <style:text-properties style:font-name="Bitstream Vera Sans Mono" fo:font-size="11pt" officeooo:paragraph-rsid="003732bb" style:font-size-asian="11pt" style:font-size-complex="11pt"/>
    </style:style>
    <style:style style:name="P38" style:family="paragraph" style:parent-style-name="Comment">
      <style:text-properties style:font-name="Bitstream Vera Sans Mono" fo:font-size="12pt" officeooo:paragraph-rsid="003732bb" style:font-size-asian="12pt" style:font-size-complex="12pt"/>
    </style:style>
    <style:style style:name="P39" style:family="paragraph" style:parent-style-name="Comment">
      <style:text-properties style:font-name="Bitstream Vera Sans Mono" fo:font-size="12pt" officeooo:rsid="003b1626" officeooo:paragraph-rsid="003b1626" style:font-size-asian="12pt" style:font-size-complex="12pt"/>
    </style:style>
    <style:style style:name="P40" style:family="paragraph" style:parent-style-name="Comment">
      <style:text-properties officeooo:paragraph-rsid="003732bb"/>
    </style:style>
    <style:style style:name="P41" style:family="paragraph" style:parent-style-name="Comment">
      <style:text-properties officeooo:paragraph-rsid="0039413d"/>
    </style:style>
    <style:style style:name="P42" style:family="paragraph" style:parent-style-name="Comment">
      <style:text-properties fo:font-weight="bold" style:font-weight-asian="bold" style:font-weight-complex="bold"/>
    </style:style>
    <style:style style:name="P43" style:family="paragraph" style:parent-style-name="Comment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4" style:family="paragraph" style:parent-style-name="Comment">
      <style:paragraph-properties fo:text-align="center" style:justify-single-word="false"/>
      <style:text-properties fo:font-size="12pt" fo:font-weight="bold" officeooo:rsid="003b1626" officeooo:paragraph-rsid="003b1626" style:font-size-asian="12pt" style:font-weight-asian="bold" style:font-size-complex="12pt" style:font-weight-complex="bold"/>
    </style:style>
    <style:style style:name="P45" style:family="paragraph" style:parent-style-name="Comment">
      <style:text-properties fo:font-size="12pt" style:font-size-asian="12pt" style:font-size-complex="12pt"/>
    </style:style>
    <style:style style:name="P46" style:family="paragraph" style:parent-style-name="Comment">
      <style:text-properties fo:font-size="12pt" officeooo:paragraph-rsid="003732bb" style:font-size-asian="12pt" style:font-size-complex="12pt"/>
    </style:style>
    <style:style style:name="P47" style:family="paragraph" style:parent-style-name="Comment">
      <style:text-properties style:font-name="MathJax_Typewriter" fo:font-size="12pt" officeooo:paragraph-rsid="003732bb" style:font-size-asian="12pt" style:font-size-complex="12pt"/>
    </style:style>
    <style:style style:name="P48" style:family="paragraph" style:parent-style-name="Comment">
      <style:text-properties style:font-name="MathJax_Typewriter" fo:font-size="12pt" officeooo:rsid="003c355b" officeooo:paragraph-rsid="003c355b" style:font-size-asian="12pt" style:font-size-complex="12pt"/>
    </style:style>
    <style:style style:name="P49" style:family="paragraph" style:parent-style-name="Comment">
      <style:text-properties style:font-name="MathJax_Typewriter" fo:font-size="12pt" officeooo:paragraph-rsid="003c795d" style:font-size-asian="12pt" style:font-size-complex="12pt"/>
    </style:style>
    <style:style style:name="P50" style:family="paragraph" style:parent-style-name="Comment">
      <style:text-properties style:font-name="MathJax_Typewriter" fo:font-size="12pt" fo:font-style="normal" officeooo:rsid="003c355b" officeooo:paragraph-rsid="003c355b" style:font-size-asian="12pt" style:font-style-asian="normal" style:font-size-complex="12pt" style:font-style-complex="normal"/>
    </style:style>
    <style:style style:name="P51" style:family="paragraph" style:parent-style-name="Comment">
      <style:text-properties style:font-name="MathJax_Typewriter" fo:font-size="12pt" fo:font-style="normal" officeooo:paragraph-rsid="003732bb" style:font-size-asian="12pt" style:font-style-asian="normal" style:font-size-complex="12pt" style:font-style-complex="normal"/>
    </style:style>
    <style:style style:name="P52" style:family="paragraph" style:parent-style-name="Comment">
      <style:text-properties officeooo:paragraph-rsid="003d88cc"/>
    </style:style>
    <style:style style:name="P53" style:family="paragraph" style:parent-style-name="Comment">
      <style:paragraph-properties fo:text-align="center" style:justify-single-word="false" fo:break-before="page"/>
      <style:text-properties fo:font-size="12pt" fo:font-weight="bold" officeooo:rsid="003b1626" officeooo:paragraph-rsid="003b1626" style:font-size-asian="12pt" style:font-weight-asian="bold" style:font-size-complex="12pt" style:font-weight-complex="bold"/>
    </style:style>
    <style:style style:name="P54" style:family="paragraph" style:parent-style-name="Comment">
      <style:paragraph-properties fo:text-align="center" style:justify-single-word="false" fo:break-before="page"/>
      <style:text-properties fo:font-size="12pt" fo:font-weight="bold" style:font-size-asian="12pt" style:font-weight-asian="bold" style:font-size-complex="12pt" style:font-weight-complex="bold"/>
    </style:style>
    <style:style style:name="P55" style:family="paragraph" style:parent-style-name="Comment">
      <style:paragraph-properties fo:break-before="page"/>
      <style:text-properties officeooo:paragraph-rsid="003d88cc"/>
    </style:style>
    <style:style style:name="P56" style:family="paragraph" style:parent-style-name="Table_20_Contents">
      <style:paragraph-properties fo:text-align="center" style:justify-single-word="false"/>
      <style:text-properties style:font-name="Bitstream Vera Sans Mono" fo:font-size="12pt" fo:font-weight="bold" officeooo:rsid="0023c210" officeooo:paragraph-rsid="003732bb" style:font-size-asian="10.5pt" style:font-weight-asian="bold" style:font-size-complex="12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Bitstream Vera Sans Mono" fo:font-size="12pt" fo:font-weight="bold" officeooo:rsid="003b1626" officeooo:paragraph-rsid="003b1626" style:font-size-asian="10.5pt" style:font-weight-asian="bold" style:font-size-complex="12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Bitstream Vera Sans Mono" fo:font-size="12pt" fo:font-weight="normal" officeooo:rsid="0023c210" officeooo:paragraph-rsid="003732bb" style:font-size-asian="10.5pt" style:font-weight-asian="normal" style:font-size-complex="12pt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style:font-name="Bitstream Vera Sans Mono" fo:font-size="12pt" fo:font-weight="normal" officeooo:rsid="003732bb" officeooo:paragraph-rsid="003732bb" style:font-size-asian="10.5pt" style:font-weight-asian="normal" style:font-size-complex="12pt" style:font-weight-complex="normal"/>
    </style:style>
    <style:style style:name="P60" style:family="paragraph" style:parent-style-name="Table_20_Contents">
      <style:paragraph-properties fo:text-align="center" style:justify-single-word="false"/>
      <style:text-properties style:font-name="Bitstream Vera Sans Mono" fo:font-size="12pt" fo:font-weight="normal" officeooo:rsid="003b1626" officeooo:paragraph-rsid="003b1626" style:font-size-asian="10.5pt" style:font-weight-asian="normal" style:font-size-complex="12pt" style:font-weight-complex="normal"/>
    </style:style>
    <style:style style:name="P61" style:family="paragraph" style:parent-style-name="structname">
      <style:text-properties officeooo:paragraph-rsid="0039327d"/>
    </style:style>
    <style:style style:name="P62" style:family="paragraph" style:parent-style-name="structname">
      <style:paragraph-properties>
        <style:tab-stops>
          <style:tab-stop style:position="3.7937in" style:type="char" style:char=","/>
        </style:tab-stops>
      </style:paragraph-properties>
      <style:text-properties style:font-name="Bitstream Vera Sans Mono" fo:font-size="12pt" officeooo:paragraph-rsid="0039327d" style:font-size-asian="12pt" style:font-size-complex="12pt"/>
    </style:style>
    <style:style style:name="P63" style:family="paragraph" style:parent-style-name="structname">
      <style:paragraph-properties fo:break-before="page"/>
      <style:text-properties officeooo:paragraph-rsid="0039327d"/>
    </style:style>
    <style:style style:name="T1" style:family="text">
      <style:text-properties officeooo:rsid="001005c0"/>
    </style:style>
    <style:style style:name="T2" style:family="text">
      <style:text-properties officeooo:rsid="00119e9b"/>
    </style:style>
    <style:style style:name="T3" style:family="text">
      <style:text-properties style:font-name="Bitstream Vera Sans Mono"/>
    </style:style>
    <style:style style:name="T4" style:family="text">
      <style:text-properties style:font-name="Bitstream Vera Sans Mono" fo:font-size="11pt" style:font-size-asian="11pt" style:font-size-complex="11pt"/>
    </style:style>
    <style:style style:name="T5" style:family="text">
      <style:text-properties style:font-name="Bitstream Vera Sans Mono" fo:font-size="11pt" officeooo:rsid="0035fa01" style:font-size-asian="11pt" style:font-size-complex="11pt"/>
    </style:style>
    <style:style style:name="T6" style:family="text">
      <style:text-properties style:font-name="Bitstream Vera Sans Mono" fo:font-size="11pt" fo:font-weight="bold" officeooo:rsid="003d88cc" style:font-size-asian="11pt" style:font-weight-asian="bold" style:font-size-complex="11pt" style:font-weight-complex="bold"/>
    </style:style>
    <style:style style:name="T7" style:family="text">
      <style:text-properties officeooo:rsid="0015edf3"/>
    </style:style>
    <style:style style:name="T8" style:family="text">
      <style:text-properties officeooo:rsid="00175dde"/>
    </style:style>
    <style:style style:name="T9" style:family="text">
      <style:text-properties officeooo:rsid="00194d03"/>
    </style:style>
    <style:style style:name="T10" style:family="text">
      <style:text-properties officeooo:rsid="00196cd5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1005c0" style:font-style-asian="italic" style:font-style-complex="italic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96cd5" style:font-weight-asian="bold" style:font-weight-complex="bold"/>
    </style:style>
    <style:style style:name="T15" style:family="text">
      <style:text-properties fo:font-weight="bold" officeooo:rsid="003d88cc" style:font-weight-asian="bold" style:font-weight-complex="bold"/>
    </style:style>
    <style:style style:name="T16" style:family="text">
      <style:text-properties fo:font-weight="bold" officeooo:rsid="0022bce5" style:font-weight-asian="bold" style:font-weight-complex="bold"/>
    </style:style>
    <style:style style:name="T17" style:family="text">
      <style:text-properties fo:color="#ff8000" fo:font-weight="bold" style:font-weight-asian="bold" style:font-weight-complex="bold"/>
    </style:style>
    <style:style style:name="T18" style:family="text">
      <style:text-properties fo:color="#ff8000" style:font-name="Bitstream Vera Sans Mono" fo:font-size="11pt" fo:font-weight="bold" style:font-size-asian="11pt" style:font-weight-asian="bold" style:font-size-complex="11pt" style:font-weight-complex="bold"/>
    </style:style>
    <style:style style:name="T19" style:family="text">
      <style:text-properties officeooo:rsid="00301044"/>
    </style:style>
    <style:style style:name="T20" style:family="text">
      <style:text-properties officeooo:rsid="0034b552"/>
    </style:style>
    <style:style style:name="T21" style:family="text">
      <style:text-properties officeooo:rsid="0039327d"/>
    </style:style>
    <style:style style:name="T22" style:family="text">
      <style:text-properties officeooo:rsid="003b1626"/>
    </style:style>
    <style:style style:name="T23" style:family="text">
      <style:text-properties style:font-name="Bitstream Vera Sans Mono"/>
    </style:style>
    <style:style style:name="T24" style:family="text">
      <style:text-properties style:font-name="Bitstream Vera Sans Mono" fo:font-size="11pt" style:font-size-asian="11pt" style:font-size-complex="11pt"/>
    </style:style>
    <style:style style:name="T25" style:family="text">
      <style:text-properties style:font-name="MathJax_Typewriter" fo:font-style="normal" style:font-style-asian="normal" style:font-style-complex="normal"/>
    </style:style>
    <style:style style:name="T26" style:family="text">
      <style:text-properties officeooo:rsid="003d88cc"/>
    </style:style>
    <style:style style:name="T27" style:family="text">
      <style:text-properties officeooo:rsid="00411fa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GRADESTA</text:p>
      <text:p text:style-name="P9">level 0 <text:span text:style-name="T10">cap‘n proto schema</text:span></text:p>
      <text:p text:style-name="P9"/>
      <text:p text:style-name="P6"><text:span text:style-name="T20">27</text:span>.<text:span text:style-name="T20">10</text:span>.2021</text:p>
      <text:p text:style-name="P6"/>
      <text:p text:style-name="P6"/>
      <text:p text:style-name="P6"/>
      <text:p text:style-name="P6"/>
      <text:p text:style-name="P6"><text:span text:style-name="T3">©</text:span> Timothy Hobbs 2021</text:p>
      <text:p text:style-name="P6">LGPL v3</text:p>
      <text:p text:style-name="P20"/>
      <text:p text:style-name="P6"/>
      <text:p text:style-name="P6"/>
      <text:p text:style-name="P6"/>
      <text:p text:style-name="P7">hobbs.cz</text:p>
      <text:p text:style-name="P7"><text:s text:c="4"/>gradesta.<text:span text:style-name="T9">org</text:span></text:p>
      <text:p text:style-name="P5"/>
      <text:p text:style-name="P5"/>
      <text:p text:style-name="P32"/>
      <text:p text:style-name="P43"/>
      <text:p text:style-name="P43"/>
      <text:p text:style-name="P43"/>
      <text:p text:style-name="P54"/>
      <text:p text:style-name="P43"/>
      <text:p text:style-name="P43"/>
      <text:p text:style-name="P43"/>
      <text:p text:style-name="P43">Level 0</text:p>
      <text:p text:style-name="P5"/>
      <text:p text:style-name="P5"/>
      <text:p text:style-name="P5"/>
      <text:p text:style-name="P40">This is level 0 of the Gradesta protocol</text:p>
      <text:p text:style-name="P40"/>
      <text:p text:style-name="P40">The purpose of level 0 is to provide the absolute minimal required functionality.</text:p>
      <text:p text:style-name="P40"/>
      <text:p text:style-name="P40">If you want to add new functionality, add it to level 1.</text:p>
      <text:p text:style-name="P40"/>
      <text:p text:style-name="P37">While this source file is licensed under the LGPLv3, You should consider this document to be read only. Changes to level 0 of the protocol are not welcome.</text:p>
      <text:p text:style-name="P37"/>
      <text:p text:style-name="P37">The reason for this is not animosity towards others, but due to a desire to maintain compatibility as widely as possible.</text:p>
      <text:p text:style-name="P5"/>
      <text:p text:style-name="P5"/>
      <text:p text:style-name="P22"/>
      <table:table table:name="Tabulka1" table:style-name="Tabulka1">
        <table:table-column table:style-name="Tabulka1.A"/>
        <table:table-column table:style-name="Tabulka1.B"/>
        <table:table-row>
          <table:table-cell table:style-name="Tabulka1.A1" table:number-columns-spanned="2" office:value-type="string">
            <text:p text:style-name="P56">Message</text:p>
          </table:table-cell>
          <table:covered-table-cell/>
        </table:table-row>
        <table:table-row>
          <table:table-cell table:style-name="Tabulka1.A2" office:value-type="string">
            <text:p text:style-name="P56">ForClient</text:p>
            <text:p text:style-name="P58">Vertex</text:p>
            <text:p text:style-name="P58">VertexState</text:p>
            <text:p text:style-name="P58">UpdateStatus</text:p>
            <text:p text:style-name="P58"/>
          </table:table-cell>
          <table:table-cell table:style-name="Tabulka1.B2" office:value-type="string">
            <text:p text:style-name="P57">ForService</text:p>
            <text:p text:style-name="P60">Address</text:p>
          </table:table-cell>
        </table:table-row>
        <table:table-row>
          <table:table-cell table:style-name="Tabulka1.B2" table:number-columns-spanned="2" office:value-type="string">
            <text:p text:style-name="P56">Shared</text:p>
            <text:p text:style-name="P58">DataUpdate</text:p>
            <text:p text:style-name="P58">PortUpdate</text:p>
            <text:p text:style-name="P58">EncryptionUpdate</text:p>
            <text:p text:style-name="P58">VertexMessage</text:p>
            <text:p text:style-name="P59">Time</text:p>
          </table:table-cell>
          <table:covered-table-cell/>
        </table:table-row>
      </table:table>
      <text:p text:style-name="P31"/>
      <text:p text:style-name="P5"/>
      <text:p text:style-name="P5"/>
      <text:p text:style-name="P5"/>
      <text:p text:style-name="P32"/>
      <text:p text:style-name="P5"/>
      <text:p text:style-name="P29"/>
      <text:p text:style-name="P36">@0xa838a0f012aecc79;</text:p>
      <text:p text:style-name="P23"/>
      <text:p text:style-name="P62">struct <text:span text:style-name="T17">Message</text:span> {</text:p>
      <text:p text:style-name="P28"><text:s text:c="2"/>forClient <text:s text:c="7"/>@0 :ForClient;</text:p>
      <text:p text:style-name="P28"><text:s text:c="2"/>forService <text:s text:c="6"/>@1 :ForService;</text:p>
      <text:p text:style-name="P28">}</text:p>
      <text:p text:style-name="P28"/>
      <text:p text:style-name="P28"/>
      <text:p text:style-name="P28"/>
      <text:p text:style-name="P28"/>
      <text:p text:style-name="P62">struct <text:span text:style-name="T17">ForClient</text:span> {</text:p>
      <text:p text:style-name="P28"><text:s text:c="2"/>vertexMessages <text:s text:c="3"/><text:span text:style-name="T21">@</text:span>0 :List(VertexMessage);</text:p>
      <text:p text:style-name="P28"><text:s text:c="2"/>vertexes <text:s text:c="9"/>@1 :List(Vertex);</text:p>
      <text:p text:style-name="P28"><text:s text:c="2"/>vertexStates <text:s text:c="5"/>@2 :List(VertexState);</text:p>
      <text:p text:style-name="P28"><text:s text:c="2"/>updateStatuses <text:s text:c="3"/>@3 :List(UpdateStatus);</text:p>
      <text:p text:style-name="P28"><text:s text:c="2"/>portUpdates <text:s text:c="6"/>@4 :List(PortUpdate);</text:p>
      <text:p text:style-name="P28"><text:s text:c="2"/>dataUpdates <text:s text:c="6"/>@5 :List(DataUpdate);</text:p>
      <text:p text:style-name="P28"><text:s text:c="2"/>encryptionUpdates @6 :List(EncryptionUpdate);</text:p>
      <text:p text:style-name="P28"><text:s text:c="2"/>timestamp <text:s text:c="8"/>@7 :List(Time);</text:p>
      <text:p text:style-name="P45"><text:s text:c="2"/><text:span text:style-name="T22">T</text:span>imestamp is sent as a list, but it is really just an optional value.</text:p>
      <text:p text:style-name="P28">}</text:p>
      <text:p text:style-name="P28"/>
      <text:p text:style-name="P28">struct <text:span text:style-name="T17">ForService</text:span> {</text:p>
      <text:p text:style-name="P28"><text:s text:c="2"/>vertexMessages <text:s text:c="3"/>@0 :List(VertexMessage);</text:p>
      <text:p text:style-name="P28"><text:s text:c="2"/>portUpdates <text:s text:c="6"/>@1 :List(PortUpdate);</text:p>
      <text:p text:style-name="P28"><text:s text:c="2"/>dataUpdates <text:s text:c="6"/>@2 :List(DataUpdate);</text:p>
      <text:p text:style-name="P28"><text:s text:c="2"/>encryptionUpdates @3 :List(EncryptionUpdate);</text:p>
      <text:p text:style-name="P28"><text:s text:c="2"/>select <text:s text:c="11"/>@4 :List(Address);</text:p>
      <text:p text:style-name="P45"><text:s text:c="6"/>Instance ids</text:p>
      <text:p text:style-name="P28"><text:s text:c="2"/>deselect <text:s text:c="9"/>@5 :List(Int64);</text:p>
      <text:p text:style-name="P28"><text:s text:c="2"/>timestamp <text:s text:c="8"/>@6 :List(Time);</text:p>
      <text:p text:style-name="P28">}</text:p>
      <text:p text:style-name="P53"/>
      <text:p text:style-name="P44"/>
      <text:p text:style-name="P44">struct Address</text:p>
      <text:p text:style-name="P44"/>
      <text:p text:style-name="P46"><text:span text:style-name="T2">A</text:span>ddresses are strings with no maximum length. They can include utf-8 emoji's. They have five or six segments.</text:p>
      <text:p text:style-name="P46"><text:s text:c="2"/>There form is:</text:p>
      <text:p text:style-name="P46"/>
      <text:p text:style-name="P49">gradesta://&lt;<text:span text:style-name="T13">host</text:span>&gt;(:<text:span text:style-name="T13">port</text:span>)/&lt;<text:span text:style-name="T13">locale</text:span>&gt;/&lt;<text:span text:style-name="T13">service name</text:span>&gt;/&lt;<text:span text:style-name="T13">service specific vertex address</text:span>&gt;?&lt;<text:span text:style-name="T13">query</text:span>&gt;#&lt;<text:span text:style-name="T13">state to be passed to view</text:span>&gt;</text:p>
      <text:p text:style-name="P51"/>
      <text:p text:style-name="P50"><text:s text:c="57"/>OR</text:p>
      <text:p text:style-name="P48"/>
      <text:p text:style-name="P50">&lt;<text:span text:style-name="T13">path to unix socket</text:span>&gt;:&lt;<text:span text:style-name="T13">locale</text:span>&gt;/&lt;<text:span text:style-name="T13">service name</text:span>&gt;/&lt;<text:span text:style-name="T13">service specific vertex addresss</text:span>&gt;?&lt;<text:span text:style-name="T13">query</text:span>&gt;#&lt;<text:span text:style-name="T13">state to be passed to view</text:span>&gt;</text:p>
      <text:p text:style-name="P47"/>
      <text:p text:style-name="P47"/>
      <text:p text:style-name="P46">the anchor after the # is cut off by the client and not actually sent to the service. <text:span text:style-name="T2">GUI</text:span>s should default to url DECODING the strings so instead of showing <text:span text:style-name="T2">URL encoded text</text:span>. Each segment may contain any valid utf-8 character except newline, `/` and `:`. <text:s/>The service specific address may contain `/`. If it does contain `/` then prefix substrings of the address when using `/` as a separator must also be valid addresses. That means <text:span text:style-name="T1">if</text:span></text:p>
      <text:p text:style-name="P46"><text:s text:c="2"/><text:span text:style-name="T2">`</text:span><text:span text:style-name="T25">gradesta://example.com/en-us/foo/bar/baz/baf</text:span>`</text:p>
      <text:p text:style-name="P46"><text:span text:style-name="T1"><text:s text:c="2"/></text:span>is a valid address: `<text:span text:style-name="T25">gradesta://example.com/en-us/foo/bar/baz</text:span><text:span text:style-name="T3">` and `</text:span><text:span text:style-name="T25">gradesta://example.com/en-us/foo/bar</text:span>`</text:p>
      <text:p text:style-name="P46">must also be valid addresses.</text:p>
      <text:p text:style-name="P46"><text:s text:c="2"/>Addresses should be urlencoded when copied to the clipboard but should not be urlencoded on<text:span text:style-name="T1"> </text:span>the wire.</text:p>
      <text:p text:style-name="P46"/>
      <text:p text:style-name="P38">PS: Of course the host/path segment must be a<text:span text:style-name="T1"> </text:span>valid hostname or path and hostnames<text:span text:style-name="T1"> </text:span>typically don't contain emojis ;)</text:p>
      <text:p text:style-name="P38"/>
      <text:p text:style-name="P39">PPS: The service name `meta` is reserved for level1 of the protocol.</text:p>
      <text:p text:style-name="P39"/>
      <text:p text:style-name="P63"/>
      <text:p text:style-name="P61"/>
      <text:p text:style-name="P61"/>
      <text:p text:style-name="P61"/>
      <text:p text:style-name="P61"/>
      <text:p text:style-name="P61"/>
      <text:p text:style-name="P61"/>
      <text:p text:style-name="P61"><text:span text:style-name="T19">s</text:span>truct <text:span text:style-name="T17">Address</text:span> {</text:p>
      <text:p text:style-name="P24"><text:s text:c="2"/>socket <text:s text:c="7"/>@0 :Text;</text:p>
      <text:p text:style-name="Comment"><text:s/>socket is <text:s/>either gradesta://example.com:&lt;port-number&gt;</text:p>
      <text:p text:style-name="Comment"><text:s text:c="2"/>or <text:s text:c="4"/>gradesta://example.com</text:p>
      <text:p text:style-name="Comment"><text:s text:c="2"/>or <text:s text:c="4"/>/path/to/unix/socket</text:p>
      <text:p text:style-name="Comment"><text:s text:c="2"/>it can also be `^` if the socket is a standard local gradesta manager service </text:p>
      <text:p text:style-name="P35"><text:s text:c="2"/>locale <text:s text:c="11"/>@1 :Text</text:p>
      <text:p text:style-name="P13"><text:s text:c="2"/>serviceName <text:s text:c="6"/>@2 :Text;</text:p>
      <text:p text:style-name="P13"><text:s text:c="2"/>vertexPath <text:s text:c="7"/>@3 :List(Text);</text:p>
      <text:p text:style-name="Comment"><text:s text:c="7"/>Names of quargs</text:p>
      <text:p text:style-name="P14"><text:s text:c="2"/>qargs <text:s text:c="12"/>@4 :List(Text); </text:p>
      <text:p text:style-name="Comment"><text:s text:c="7"/>Values of quargs</text:p>
      <text:p text:style-name="P41"><text:s text:c="7"/><text:span text:style-name="T5">qargs and qvals can be zipped together to get the pairs you want.</text:span></text:p>
      <text:p text:style-name="P14"><text:s text:c="2"/>qvals <text:s text:c="12"/>@5 :List(Text); </text:p>
      <text:p text:style-name="Comment"><text:s text:c="4"/>The id of the identity. Identities are gnupg derived and are specified at level1 of the protocol</text:p>
      <text:p text:style-name="P14"><text:s text:c="2"/>identity <text:s text:c="9"/>@6 :UInt64; </text:p>
      <text:p text:style-name="P17">}</text:p>
      <text:p text:style-name="P17"/>
      <text:p text:style-name="P33"/>
      <text:p text:style-name="P11"><text:span text:style-name="T14">Shared messages</text:span></text:p>
      <text:p text:style-name="P11"><text:span text:style-name="T14"/></text:p>
      <text:p text:style-name="P10"><text:span text:style-name="T11">Messages are passed between the client and the vertex.</text:span><text:span text:style-name="T12"> </text:span><text:span text:style-name="T11">These are arbitrary data and are not specified at this</text:span><text:span text:style-name="T12"> </text:span><text:span text:style-name="T11">level of the</text:span><text:span text:style-name="T12"> </text:span><text:span text:style-name="T11">protocol. This level of the protocol only</text:span><text:span text:style-name="T12"> </text:span><text:span text:style-name="T11">specifies</text:span><text:span text:style-name="T12"> </text:span><text:span text:style-name="T11">the routing of messages to vertexes.</text:span></text:p>
      <text:p text:style-name="P5">struct <text:span text:style-name="T17">VertexMessage</text:span> {</text:p>
      <text:p text:style-name="P5"><text:s text:c="2"/>vertexId <text:s text:c="5"/>@0 :UInt64;</text:p>
      <text:p text:style-name="P5"><text:s text:c="2"/>data <text:s text:c="9"/>@1 :Data;</text:p>
      <text:p text:style-name="P5">}</text:p>
      <text:p text:style-name="P5"/>
      <text:p text:style-name="P18"/>
      <text:p text:style-name="P42">Heartbeating</text:p>
      <text:p text:style-name="Comment">We copy, and use, websocket's PingPong method for heart beating. This means that the service sends a ping message when it starts to feal like the client might no longer be active. If it does not get a Pong or other response within a given short amount of time the service will free the resources associated with that client.In our case a Ping using websockets is a literall ping.</text:p>
      <text:p text:style-name="Comment">Otherwise, any time we get an otherwise empty ForClient message that has a timestamp set, this is considered a Ping <text:span text:style-name="T26">e</text:span>nd the client should respond immediately with a Pong (an empty ForService message with the timestamp set)</text:p>
      <text:p text:style-name="Standard"/>
      <text:p text:style-name="P1">struct Time {</text:p>
      <text:p text:style-name="Comment"><text:s text:c="2"/>Actual number of seconds since 00:00:00 1.1.1970 None of that leap second nonsense, we're interested in linear time.</text:p>
      <text:p text:style-name="P1"><text:s text:c="2"/>time_tai_secs <text:s text:c="3"/>@2 :Int64;</text:p>
      <text:p text:style-name="Comment"><text:s/>Nanosecond part of time. Note, it can be quite a problem to find the correct TAI time.</text:p>
      <text:p text:style-name="P1"><text:s text:c="2"/>time_tai_ns <text:s text:c="5"/>@3 :Int32; </text:p>
      <text:p text:style-name="Comment"><text:s/>These fields are somewhat optional. The protocol functions without them set <text:span text:style-name="T27">but it is better to set them for better debugging and profiling</text:span>.</text:p>
      <text:p text:style-name="Comment"><text:s text:c="2"/>Prefer in this order:</text:p>
      <text:p text:style-name="Comment"><text:s text:c="3"/>1. TAI time.</text:p>
      <text:p text:style-name="Comment"><text:s text:c="3"/>2. Linear UNIX time (no leapseconds while the program is running)</text:p>
      <text:p text:style-name="Comment"><text:s text:c="3"/>3. Non-linear UNIX time</text:p>
      <text:p text:style-name="Standard"><text:span text:style-name="T4">}</text:span></text:p>
      <text:p text:style-name="Comment"/>
      <text:p text:style-name="Comment"/>
      <text:p text:style-name="P18"/>
      <text:p text:style-name="P52"/>
      <text:p text:style-name="P55"/>
      <text:p text:style-name="P52"><text:s text:c="2"/><text:span text:style-name="T15">Updates</text:span></text:p>
      <text:p text:style-name="P52"><text:span text:style-name="T6"/></text:p>
      <text:p text:style-name="P52"><text:span text:style-name="T4">Updates originating from the service have negative ids, updates origionating from the client have positive ids</text:span></text:p>
      <text:p text:style-name="P18">struct <text:span text:style-name="T17">DataUpdate</text:span> {</text:p>
      <text:p text:style-name="P1"><text:s text:c="2"/>updateId <text:s text:c="5"/>@0 :Int64;</text:p>
      <text:p text:style-name="P1"><text:s text:c="2"/>vertexId <text:s text:c="5"/>@1 :UInt64;</text:p>
      <text:p text:style-name="P18"><text:s text:c="2"/>mime <text:s text:c="9"/>@2 :Text;</text:p>
      <text:p text:style-name="P18"><text:s text:c="2"/>data <text:s text:c="9"/>@3 :Data;</text:p>
      <text:p text:style-name="P18">}</text:p>
      <text:p text:style-name="P25"/>
      <text:p text:style-name="P52">Vertexes have ports. These ports can either be connected or disconnected.</text:p>
      <text:p text:style-name="P30"><text:span text:style-name="T4">struct </text:span><text:span text:style-name="T18">PortUpdate</text:span><text:span text:style-name="T4"> {</text:span></text:p>
      <text:p text:style-name="P18"><text:s text:c="2"/>updateId <text:s text:c="5"/>@0 :Int64;</text:p>
      <text:p text:style-name="P52">Vertex from wence the port connects</text:p>
      <text:p text:style-name="P18"><text:s text:c="2"/>vertexId <text:s text:c="5"/>@1 :UInt64;</text:p>
      <text:p text:style-name="P52">Each port has a direction. Directions are important for walk trees which are defined in a higher level of the API.</text:p>
      <text:p text:style-name="P18"><text:s text:c="2"/>direction <text:s text:c="4"/>@2 :Int64;</text:p>
      <text:p text:style-name="P52">Ordinarilly there are only 4 directions -1, 1 (up/down), -2, and 2 (left, right), however other directions are allowed by the protocal and may be used, for example by a version control system to link to a previous version of a cell or by a citation system to link to a source. In these cases it is typical to refer direction 3 to a context menu with these choices rather than creating new ports for every single purpose.</text:p>
      <text:p text:style-name="P18"><text:s text:c="2"/>connectedVertex :union {</text:p>
      <text:p text:style-name="P18"><text:s text:c="4"/>disconnected @3 :Void;</text:p>
      <text:p text:style-name="P18"><text:s text:c="4"/>closed <text:s text:c="6"/>@4 :Void;</text:p>
      <text:p text:style-name="P18"><text:s text:c="4"/>vertex <text:s text:c="6"/>@5 :<text:span text:style-name="T27">Address</text:span>;</text:p>
      <text:p text:style-name="P18"><text:s text:c="4"/>symlink <text:s text:c="5"/>@6 :Address;</text:p>
      <text:p text:style-name="P18"><text:s text:c="2"/>}</text:p>
      <text:p text:style-name="P19">}</text:p>
      <text:p text:style-name="P19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0"><text:soft-page-break/><text:span text:style-name="T4"/></text:p>
      <text:p text:style-name="P30"><text:span text:style-name="T4"/></text:p>
      <text:p text:style-name="P30"><text:span text:style-name="T4"/></text:p>
      <text:p text:style-name="P30"><text:span text:style-name="T4">struct </text:span><text:span text:style-name="T18">EncryptionUpdate</text:span><text:span text:style-name="T4"> {</text:span></text:p>
      <text:p text:style-name="P18"><text:s text:c="2"/>updateId <text:s text:c="5"/>@0 :Int64;</text:p>
      <text:p text:style-name="P18"><text:s text:c="2"/>vertexId <text:s text:c="5"/>@1 :UInt64;</text:p>
      <text:p text:style-name="P52">Blank string for unencrypted, otherwise a list of GNUPG public keys signed by a trusted key. Each public key is then used to encrypt a shared private key ( specific to this vertex ) which is used to encrypt all message data and vertex data. A vertex's data and messages are considered to be end to end encrypted if the keys Text is signed by a trusted key and the messages and data are correctly encrypted by the secret key.</text:p>
      <text:p text:style-name="P18"><text:s text:c="2"/>keys <text:s text:c="9"/>@2 :Text;</text:p>
      <text:p text:style-name="P19">}</text:p>
      <text:p text:style-name="P21"/>
      <text:p text:style-name="P34"/>
      <text:p text:style-name="P12"><text:span text:style-name="T16">For Client</text:span></text:p>
      <text:p text:style-name="P1"/>
      <text:p text:style-name="P1">struct <text:span text:style-name="T17">Vertex</text:span> {</text:p>
      <text:p text:style-name="P1"><text:s text:c="2"/>address <text:s text:c="13"/>@0 :Address;</text:p>
      <text:p text:style-name="P3"><text:s text:c="2"/>instanceId <text:s text:c="10"/>@1 :UInt64;</text:p>
      <text:p text:style-name="Comment"><text:span text:style-name="T7">V</text:span>iew is an IPFS link to javascript used for viewing<text:span text:style-name="T1"> </text:span>and intracting with data. <text:span text:style-name="T7">T</text:span>his is an IPFS directory. It can also contain<text:span text:style-name="T1"> </text:span>documentation for the vertex's messaging API. In the future other types of<text:span text:style-name="T1"> </text:span>frontends besides javascript may be supported. The entry to the javascript should be found in the<text:span text:style-name="T1"> </text:span>path: webview/js/index.js</text:p>
      <text:p text:style-name="P1"><text:s text:c="2"/>view <text:s text:c="16"/>@2 :Text;</text:p>
      <text:p text:style-name="P1">}</text:p>
      <text:p text:style-name="P1"/>
      <text:p text:style-name="P4">struct <text:span text:style-name="T17">VertexState</text:span> {</text:p>
      <text:p text:style-name="P4"><text:s text:c="2"/>instanceId <text:s text:c="3"/>@0 :UInt64;</text:p>
      <text:p text:style-name="Comment">Status is similart to in HTTP.</text:p>
      <text:p text:style-name="Comment"><text:s/>200 is OK</text:p>
      <text:p text:style-name="Comment"><text:s/>404 is not found</text:p>
      <text:p text:style-name="Comment">There is one special response code 222 <text:span text:style-name="T8">w</text:span>hich referes to 'phantom' cells. Phantom cells work just like normal cells, only they don't exist. There is no way for clients to create cells in gradesta <text:span text:style-name="T8">b</text:span>ut a service can provide phantom cells, which can become real when the client interacts with them.</text:p>
      <text:p text:style-name="P4"><text:s text:c="2"/>status <text:s text:c="7"/>@1 :UInt64;</text:p>
      <text:p text:style-name="P4"><text:s text:c="2"/>reaped <text:s text:c="7"/>@2 :Bool;</text:p>
      <text:p text:style-name="P4">}</text:p>
      <text:p text:style-name="P4"/>
      <text:p text:style-name="P4">struct <text:span text:style-name="T17">UpdateStatus</text:span> {</text:p>
      <text:p text:style-name="P4"><text:s text:c="2"/>updateId <text:s text:c="3"/>@0 :UInt64;</text:p>
      <text:p text:style-name="Comment"><text:s text:c="7"/>Status is similart to in HTTP. 200 is OK</text:p>
      <text:p text:style-name="P4"><text:s text:c="2"/>status <text:s text:c="5"/>@1 :UInt64;</text:p>
      <text:p text:style-name="Comment"><text:s text:c="7"/>The address of a vertex providing an explanation</text:p>
      <text:p text:style-name="P4"><text:s text:c="2"/>explanation @2 :Address;</text:p>
      <text:p text:style-name="P4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MathJax_Typewriter" svg:font-family="MathJax_Typewriter" style:font-family-generic="moder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s" fo:country="CZ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mment" style:family="paragraph" style:parent-style-name="Standard">
      <style:text-properties fo:color="#158466" style:font-name="Bitstream Vera Sans" fo:font-family="'Bitstream Vera Sans'" style:font-family-generic="swiss" style:font-pitch="variable" fo:font-size="11pt" fo:font-style="italic" style:font-size-asian="11pt" style:font-style-asian="italic" style:font-size-complex="11pt" style:font-style-complex="italic"/>
    </style:style>
    <style:style style:name="structname" style:family="paragraph" style:parent-style-name="Standard">
      <style:text-properties style:font-name="Bitstream Vera Sans Mono" fo:font-family="'Bitstream Vera Sans Mono'" style:font-family-generic="modern" style:font-pitch="fixed" fo:font-size="11pt" style:font-size-asian="11pt" style:font-size-complex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8272in" fo:page-height="8.2681in" style:num-format="1" style:print-orientation="portrait" fo:margin-top="0.0571in" fo:margin-bottom="0.0382in" fo:margin-left="0.2756in" fo:margin-right="0.363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6T12:32:42.385115691</meta:creation-date>
    <dc:date>2021-10-27T23:28:00.659295536</dc:date>
    <meta:editing-duration>PT2H16M38S</meta:editing-duration>
    <meta:editing-cycles>36</meta:editing-cycles>
    <meta:generator>LibreOffice/6.1.5.2$Linux_X86_64 LibreOffice_project/10$Build-2</meta:generator>
    <meta:document-statistic meta:table-count="1" meta:image-count="0" meta:object-count="0" meta:page-count="10" meta:paragraph-count="154" meta:word-count="1154" meta:character-count="7726" meta:non-whitespace-character-count="6131"/>
  </office:meta>
</office:document-meta>
</file>